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VersionLis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35ad7f"/>
    </style:style>
    <style:style style:name="P2" style:family="paragraph" style:parent-style-name="Preformatted_20_Text">
      <style:text-properties officeooo:rsid="003fbafe" officeooo:paragraph-rsid="003fbafe"/>
    </style:style>
    <style:style style:name="P3" style:family="paragraph" style:parent-style-name="Preformatted_20_Text">
      <style:text-properties officeooo:rsid="00446d65" officeooo:paragraph-rsid="004e3956"/>
    </style:style>
    <style:style style:name="P4" style:family="paragraph" style:parent-style-name="Preformatted_20_Text">
      <style:text-properties officeooo:rsid="0035ad7f" officeooo:paragraph-rsid="004e3956"/>
    </style:style>
    <style:style style:name="P5" style:family="paragraph" style:parent-style-name="Preformatted_20_Text">
      <style:text-properties fo:color="#000000" loext:opacity="100%" fo:font-weight="normal" officeooo:rsid="0024d839" officeooo:paragraph-rsid="004e3956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384f3d" officeooo:paragraph-rsid="004e3956" fo:background-color="transparent" style:font-weight-asian="normal" style:font-weight-complex="normal"/>
    </style:style>
    <style:style style:name="P7" style:family="paragraph" style:parent-style-name="Preformatted_20_Text">
      <style:text-properties fo:color="#000000" loext:opacity="100%" fo:font-weight="normal" officeooo:rsid="0033f431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24d839" officeooo:paragraph-rsid="004e3956" style:font-weight-asian="normal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pt" fo:font-weight="normal" officeooo:rsid="00299057" officeooo:paragraph-rsid="004e3956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pt" fo:font-weight="normal" officeooo:rsid="0055b82e" officeooo:paragraph-rsid="0055b82e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text-properties officeooo:rsid="0024d839" officeooo:paragraph-rsid="004e3956"/>
    </style:style>
    <style:style style:name="P12" style:family="paragraph" style:parent-style-name="Preformatted_20_Text">
      <style:text-properties fo:color="#00a933" loext:opacity="100%" fo:font-weight="bold" officeooo:rsid="00206762" officeooo:paragraph-rsid="004e3956" fo:background-color="transparent"/>
    </style:style>
    <style:style style:name="P13" style:family="paragraph" style:parent-style-name="Preformatted_20_Text">
      <style:text-properties officeooo:rsid="0033f431" officeooo:paragraph-rsid="004e3956"/>
    </style:style>
    <style:style style:name="P14" style:family="paragraph" style:parent-style-name="Preformatted_20_Text">
      <style:text-properties officeooo:paragraph-rsid="004e3956"/>
    </style:style>
    <style:style style:name="P15" style:family="paragraph" style:parent-style-name="Preformatted_20_Text">
      <style:text-properties fo:font-weight="normal" officeooo:rsid="00365b2f" officeooo:paragraph-rsid="004e3956" style:font-weight-asian="normal" style:font-weight-complex="normal"/>
    </style:style>
    <style:style style:name="P16" style:family="paragraph" style:parent-style-name="Preformatted_20_Text">
      <style:text-properties fo:font-weight="normal" officeooo:rsid="00488549" officeooo:paragraph-rsid="004e3956" style:font-weight-asian="normal" style:font-weight-complex="normal"/>
    </style:style>
    <style:style style:name="P17" style:family="paragraph" style:parent-style-name="Preformatted_20_Text">
      <style:text-properties fo:font-weight="normal" officeooo:paragraph-rsid="004e3956" style:font-weight-asian="normal" style:font-weight-complex="normal"/>
    </style:style>
    <style:style style:name="P18" style:family="paragraph" style:parent-style-name="Preformatted_20_Text">
      <style:text-properties fo:font-weight="normal" officeooo:paragraph-rsid="005335af" style:font-weight-asian="normal" style:font-weight-complex="normal"/>
    </style:style>
    <style:style style:name="P19" style:family="paragraph" style:parent-style-name="Preformatted_20_Text">
      <style:text-properties officeooo:paragraph-rsid="00384f3d"/>
    </style:style>
    <style:style style:name="P20" style:family="paragraph" style:parent-style-name="Preformatted_20_Text">
      <style:text-properties officeooo:rsid="004a540b" officeooo:paragraph-rsid="0051a5bb"/>
    </style:style>
    <style:style style:name="P21" style:family="paragraph" style:parent-style-name="Preformatted_20_Text">
      <style:text-properties officeooo:paragraph-rsid="003fbafe"/>
    </style:style>
    <style:style style:name="P22" style:family="paragraph" style:parent-style-name="Preformatted_20_Text">
      <style:text-properties officeooo:paragraph-rsid="004fd0ff"/>
    </style:style>
    <style:style style:name="P23" style:family="paragraph" style:parent-style-name="Preformatted_20_Text">
      <style:text-properties officeooo:paragraph-rsid="0051a5bb"/>
    </style:style>
    <style:style style:name="P24" style:family="paragraph" style:parent-style-name="Preformatted_20_Text">
      <style:text-properties officeooo:paragraph-rsid="005335af"/>
    </style:style>
    <style:style style:name="P25" style:family="paragraph" style:parent-style-name="Preformatted_20_Text">
      <style:text-properties officeooo:paragraph-rsid="0054b00f"/>
    </style:style>
    <style:style style:name="P26" style:family="paragraph" style:parent-style-name="Preformatted_20_Text" style:master-page-name="">
      <style:paragraph-properties style:page-number="auto" fo:keep-with-next="always"/>
      <style:text-properties fo:color="#000000" loext:opacity="100%" fo:font-weight="normal" officeooo:rsid="00299057" officeooo:paragraph-rsid="004e3956" style:font-weight-asian="normal" style:font-weight-complex="normal"/>
    </style:style>
    <style:style style:name="P27" style:family="paragraph" style:parent-style-name="Preformatted_20_Text" style:master-page-name="">
      <style:paragraph-properties style:page-number="auto" fo:keep-with-next="always"/>
      <style:text-properties officeooo:paragraph-rsid="0051a5bb"/>
    </style:style>
    <style:style style:name="P28" style:family="paragraph" style:parent-style-name="Preformatted_20_Text" style:master-page-name="">
      <style:paragraph-properties style:page-number="auto" fo:keep-with-next="always"/>
      <style:text-properties fo:font-weight="normal" officeooo:paragraph-rsid="004e3956" style:font-weight-asian="normal" style:font-weight-complex="normal"/>
    </style:style>
    <style:style style:name="P29" style:family="paragraph" style:parent-style-name="Preformatted_20_Text" style:master-page-name="">
      <style:paragraph-properties style:page-number="auto" fo:keep-with-next="always"/>
      <style:text-properties fo:font-weight="normal" officeooo:rsid="00365b2f" officeooo:paragraph-rsid="004e3956" style:font-weight-asian="normal" style:font-weight-complex="normal"/>
    </style:style>
    <style:style style:name="P30" style:family="paragraph" style:parent-style-name="Preformatted_20_Text" style:master-page-name="">
      <style:paragraph-properties style:page-number="auto" fo:keep-with-next="always"/>
      <style:text-properties officeooo:paragraph-rsid="002dc0a0"/>
    </style:style>
    <style:style style:name="P31" style:family="paragraph" style:parent-style-name="Preformatted_20_Text" style:master-page-name="">
      <style:paragraph-properties style:page-number="auto" fo:keep-with-next="always"/>
      <style:text-properties officeooo:paragraph-rsid="004e3956"/>
    </style:style>
    <style:style style:name="P32" style:family="paragraph" style:parent-style-name="Preformatted_20_Text" style:master-page-name="">
      <style:paragraph-properties style:page-number="auto" fo:keep-with-next="always">
        <style:tab-stops>
          <style:tab-stop style:position="1in"/>
          <style:tab-stop style:position="1.4in"/>
          <style:tab-stop style:position="1.8728in"/>
        </style:tab-stops>
      </style:paragraph-properties>
      <style:text-properties officeooo:paragraph-rsid="004e3956"/>
    </style:style>
    <style:style style:name="P33" style:family="paragraph" style:parent-style-name="Preformatted_20_Text" style:master-page-name="">
      <style:paragraph-properties style:page-number="auto" fo:keep-with-next="always"/>
      <style:text-properties officeooo:rsid="00322137" officeooo:paragraph-rsid="004e3956"/>
    </style:style>
    <style:style style:name="P34" style:family="paragraph" style:parent-style-name="Preformatted_20_Text">
      <style:text-properties fo:color="#000000" loext:opacity="100%" fo:font-weight="normal" officeooo:rsid="00397951" officeooo:paragraph-rsid="005335af" fo:background-color="transparent" style:font-weight-asian="normal" style:font-weight-complex="normal"/>
    </style:style>
    <style:style style:name="P35" style:family="paragraph" style:parent-style-name="Preformatted_20_Text">
      <style:text-properties fo:color="#000000" loext:opacity="100%" fo:font-weight="normal" officeooo:rsid="00365b2f" officeooo:paragraph-rsid="004e3956" fo:background-color="transparent" style:font-weight-asian="normal" style:font-weight-complex="normal"/>
    </style:style>
    <style:style style:name="P36" style:family="paragraph" style:parent-style-name="Preformatted_20_Text">
      <style:text-properties fo:color="#000000" loext:opacity="100%" fo:font-weight="normal" officeooo:rsid="003e7df5" officeooo:paragraph-rsid="004e3956" fo:background-color="transparent" style:font-weight-asian="normal" style:font-weight-complex="normal"/>
    </style:style>
    <style:style style:name="P37" style:family="paragraph" style:parent-style-name="Preformatted_20_Text">
      <style:text-properties fo:color="#000000" loext:opacity="100%" fo:font-weight="normal" officeooo:rsid="003ecd9e" officeooo:paragraph-rsid="002dc0a0" fo:background-color="transparent" style:font-weight-asian="normal" style:font-weight-complex="normal"/>
    </style:style>
    <style:style style:name="P38" style:family="paragraph" style:parent-style-name="Preformatted_20_Text">
      <style:text-properties fo:color="#000000" loext:opacity="100%" fo:font-weight="normal" officeooo:rsid="003ecd9e" officeooo:paragraph-rsid="004e3956" style:font-weight-asian="normal" style:font-weight-complex="normal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fo:font-weight="bold" officeooo:rsid="002dc0a0" style:font-weight-asian="bold" style:font-weight-complex="bold"/>
    </style:style>
    <style:style style:name="T3" style:family="text">
      <style:text-properties fo:color="#00a933" loext:opacity="100%" fo:font-weight="bold" officeooo:rsid="00344c85" style:font-weight-asian="bold" style:font-weight-complex="bold"/>
    </style:style>
    <style:style style:name="T4" style:family="text">
      <style:text-properties fo:color="#00a933" loext:opacity="100%" fo:font-weight="bold" officeooo:rsid="00322137" style:font-weight-asian="bold" style:font-weight-complex="bold"/>
    </style:style>
    <style:style style:name="T5" style:family="text">
      <style:text-properties fo:color="#00a933" loext:opacity="100%" fo:font-weight="bold" officeooo:rsid="002f421b" style:font-weight-asian="bold" style:font-weight-complex="bold"/>
    </style:style>
    <style:style style:name="T6" style:family="text">
      <style:text-properties fo:color="#00a933" loext:opacity="100%" fo:font-weight="bold" officeooo:rsid="0033fc9d" style:font-weight-asian="bold" style:font-weight-complex="bold"/>
    </style:style>
    <style:style style:name="T7" style:family="text">
      <style:text-properties fo:color="#00a933" loext:opacity="100%" fo:font-weight="bold" officeooo:rsid="0054b00f" style:font-weight-asian="bold" style:font-weight-complex="bold"/>
    </style:style>
    <style:style style:name="T8" style:family="text">
      <style:text-properties fo:color="#00a933" loext:opacity="100%" fo:font-weight="bold" officeooo:rsid="0055b82e" style:font-weight-asian="bold" style:font-weight-complex="bold"/>
    </style:style>
    <style:style style:name="T9" style:family="text">
      <style:text-properties fo:color="#00a933" loext:opacity="100%" fo:font-weight="bold" fo:background-color="transparent" loext:char-shading-value="0" style:font-weight-asian="bold" style:font-weight-complex="bold"/>
    </style:style>
    <style:style style:name="T10" style:family="text">
      <style:text-properties fo:color="#00a933" loext:opacity="100%" fo:font-weight="bold" officeooo:rsid="0024d839" fo:background-color="transparent" loext:char-shading-value="0" style:font-weight-asian="bold" style:font-weight-complex="bold"/>
    </style:style>
    <style:style style:name="T11" style:family="text">
      <style:text-properties fo:color="#00a933" loext:opacity="100%" fo:font-weight="bold" officeooo:rsid="002791d1" fo:background-color="transparent" loext:char-shading-value="0" style:font-weight-asian="bold" style:font-weight-complex="bold"/>
    </style:style>
    <style:style style:name="T12" style:family="text">
      <style:text-properties fo:color="#00a933" loext:opacity="100%" fo:font-weight="bold" officeooo:rsid="0030e4ad" fo:background-color="transparent" loext:char-shading-value="0" style:font-weight-asian="bold" style:font-weight-complex="bold"/>
    </style:style>
    <style:style style:name="T13" style:family="text">
      <style:text-properties fo:color="#00a933" loext:opacity="100%" fo:font-weight="bold" officeooo:rsid="00488549" fo:background-color="transparent" loext:char-shading-value="0" style:font-weight-asian="bold" style:font-weight-complex="bold"/>
    </style:style>
    <style:style style:name="T14" style:family="text">
      <style:text-properties fo:color="#00a933" loext:opacity="100%" officeooo:rsid="00408e3d"/>
    </style:style>
    <style:style style:name="T15" style:family="text">
      <style:text-properties fo:color="#00a933" loext:opacity="100%" fo:background-color="transparent" loext:char-shading-value="0"/>
    </style:style>
    <style:style style:name="T16" style:family="text">
      <style:text-properties fo:color="#00a933" loext:opacity="100%" fo:font-weight="normal" officeooo:rsid="00484705" fo:background-color="transparent" loext:char-shading-value="0" style:font-weight-asian="normal" style:font-weight-complex="normal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1fc20" fo:background-color="transparent" loext:char-shading-value="0"/>
    </style:style>
    <style:style style:name="T19" style:family="text">
      <style:text-properties officeooo:rsid="0024d839" fo:background-color="transparent" loext:char-shading-value="0"/>
    </style:style>
    <style:style style:name="T20" style:family="text">
      <style:text-properties officeooo:rsid="002a867d" fo:background-color="transparent" loext:char-shading-value="0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color="#000000" loext:opacity="100%" fo:font-weight="normal" officeooo:rsid="002dc0a0" style:font-weight-asian="normal" style:font-weight-complex="normal"/>
    </style:style>
    <style:style style:name="T24" style:family="text">
      <style:text-properties fo:color="#000000" loext:opacity="100%" fo:font-weight="normal" officeooo:rsid="0033fc9d" style:font-weight-asian="normal" style:font-weight-complex="normal"/>
    </style:style>
    <style:style style:name="T25" style:family="text">
      <style:text-properties fo:color="#000000" loext:opacity="100%" fo:font-weight="normal" officeooo:rsid="0033f431" style:font-weight-asian="normal" style:font-weight-complex="normal"/>
    </style:style>
    <style:style style:name="T26" style:family="text">
      <style:text-properties fo:color="#000000" loext:opacity="100%" fo:font-weight="normal" officeooo:rsid="00344c85" style:font-weight-asian="normal" style:font-weight-complex="normal"/>
    </style:style>
    <style:style style:name="T27" style:family="text">
      <style:text-properties fo:color="#000000" loext:opacity="100%" fo:font-weight="normal" officeooo:rsid="003ca688" style:font-weight-asian="normal" style:font-weight-complex="normal"/>
    </style:style>
    <style:style style:name="T28" style:family="text">
      <style:text-properties fo:color="#000000" loext:opacity="100%" fo:font-weight="normal" officeooo:rsid="003e7df5" style:font-weight-asian="normal" style:font-weight-complex="normal"/>
    </style:style>
    <style:style style:name="T29" style:family="text">
      <style:text-properties fo:color="#000000" loext:opacity="100%" fo:font-weight="normal" officeooo:rsid="003e8dfe" style:font-weight-asian="normal" style:font-weight-complex="normal"/>
    </style:style>
    <style:style style:name="T30" style:family="text">
      <style:text-properties fo:color="#000000" loext:opacity="100%" fo:font-weight="normal" officeooo:rsid="003ecd9e" style:font-weight-asian="normal" style:font-weight-complex="normal"/>
    </style:style>
    <style:style style:name="T31" style:family="text">
      <style:text-properties fo:color="#000000" loext:opacity="100%" fo:font-weight="normal" officeooo:rsid="00488549" style:font-weight-asian="normal" style:font-weight-complex="normal"/>
    </style:style>
    <style:style style:name="T32" style:family="text">
      <style:text-properties fo:color="#000000" loext:opacity="100%" fo:font-weight="normal" officeooo:rsid="004a540b" style:font-weight-asian="normal" style:font-weight-complex="normal"/>
    </style:style>
    <style:style style:name="T33" style:family="text">
      <style:text-properties fo:color="#000000" loext:opacity="100%" fo:font-weight="normal" officeooo:rsid="00322137" style:font-weight-asian="normal" style:font-weight-complex="normal"/>
    </style:style>
    <style:style style:name="T34" style:family="text">
      <style:text-properties fo:color="#000000" loext:opacity="100%" fo:font-weight="normal" officeooo:rsid="0054b00f" style:font-weight-asian="normal" style:font-weight-complex="normal"/>
    </style:style>
    <style:style style:name="T35" style:family="text">
      <style:text-properties fo:color="#000000" loext:opacity="100%" fo:font-weight="normal" officeooo:rsid="0059f6d2" style:font-weight-asian="normal" style:font-weight-complex="normal"/>
    </style:style>
    <style:style style:name="T36" style:family="text">
      <style:text-properties fo:color="#000000" loext:opacity="100%" fo:font-weight="normal" officeooo:rsid="00206762" fo:background-color="transparent" loext:char-shading-value="0" style:font-weight-asian="normal" style:font-weight-complex="normal"/>
    </style:style>
    <style:style style:name="T37" style:family="text">
      <style:text-properties fo:color="#000000" loext:opacity="100%" fo:font-weight="normal" officeooo:rsid="0026694d" fo:background-color="transparent" loext:char-shading-value="0" style:font-weight-asian="normal" style:font-weight-complex="normal"/>
    </style:style>
    <style:style style:name="T38" style:family="text">
      <style:text-properties fo:color="#000000" loext:opacity="100%" fo:font-weight="normal" officeooo:rsid="0024d839" fo:background-color="transparent" loext:char-shading-value="0" style:font-weight-asian="normal" style:font-weight-complex="normal"/>
    </style:style>
    <style:style style:name="T39" style:family="text">
      <style:text-properties fo:color="#000000" loext:opacity="100%" fo:font-weight="normal" officeooo:rsid="0030e4ad" fo:background-color="transparent" loext:char-shading-value="0" style:font-weight-asian="normal" style:font-weight-complex="normal"/>
    </style:style>
    <style:style style:name="T40" style:family="text">
      <style:text-properties fo:color="#000000" loext:opacity="100%" fo:font-weight="normal" officeooo:rsid="00365b2f" fo:background-color="transparent" loext:char-shading-value="0" style:font-weight-asian="normal" style:font-weight-complex="normal"/>
    </style:style>
    <style:style style:name="T41" style:family="text">
      <style:text-properties fo:color="#000000" loext:opacity="100%" fo:font-weight="normal" officeooo:rsid="0038829c" fo:background-color="transparent" loext:char-shading-value="0" style:font-weight-asian="normal" style:font-weight-complex="normal"/>
    </style:style>
    <style:style style:name="T42" style:family="text">
      <style:text-properties fo:color="#000000" loext:opacity="100%" fo:font-weight="normal" officeooo:rsid="00397951" fo:background-color="transparent" loext:char-shading-value="0" style:font-weight-asian="normal" style:font-weight-complex="normal"/>
    </style:style>
    <style:style style:name="T43" style:family="text">
      <style:text-properties fo:color="#000000" loext:opacity="100%" fo:font-weight="normal" officeooo:rsid="003e7df5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font-weight="normal" officeooo:rsid="00484705" fo:background-color="transparent" loext:char-shading-value="0" style:font-weight-asian="normal" style:font-weight-complex="normal"/>
    </style:style>
    <style:style style:name="T45" style:family="text">
      <style:text-properties fo:color="#000000" loext:opacity="100%" fo:font-weight="normal" officeooo:rsid="00488549" fo:background-color="transparent" loext:char-shading-value="0" style:font-weight-asian="normal" style:font-weight-complex="normal"/>
    </style:style>
    <style:style style:name="T46" style:family="text">
      <style:text-properties fo:color="#000000" loext:opacity="100%" fo:font-weight="normal" officeooo:rsid="0056b97b" fo:background-color="transparent" loext:char-shading-value="0" style:font-weight-asian="normal" style:font-weight-complex="normal"/>
    </style:style>
    <style:style style:name="T47" style:family="text">
      <style:text-properties fo:color="#000000" loext:opacity="100%" style:font-name="Liberation Mono" fo:font-size="10pt" fo:font-weight="normal" officeooo:rsid="0026694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48" style:family="text">
      <style:text-properties fo:color="#000000" loext:opacity="100%" style:font-name="Liberation Mono" fo:font-size="10pt" fo:font-weight="normal" officeooo:rsid="002791d1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49" style:family="text">
      <style:text-properties fo:color="#000000" loext:opacity="100%" style:font-name="Liberation Mono" fo:font-size="10pt" fo:font-weight="normal" officeooo:rsid="00299057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0" style:family="text">
      <style:text-properties fo:color="#000000" loext:opacity="100%" style:font-name="Liberation Mono" fo:font-size="10pt" fo:font-weight="normal" officeooo:rsid="002f421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1" style:family="text">
      <style:text-properties fo:color="#000000" loext:opacity="100%" style:font-name="Liberation Mono" fo:font-size="10pt" fo:font-weight="normal" officeooo:rsid="0030e4a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2" style:family="text">
      <style:text-properties fo:color="#000000" loext:opacity="100%" style:font-name="Liberation Mono" fo:font-size="10pt" fo:font-weight="normal" officeooo:rsid="00384f3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3" style:family="text">
      <style:text-properties fo:color="#000000" loext:opacity="100%" style:font-name="Liberation Mono" fo:font-size="10pt" fo:font-weight="normal" officeooo:rsid="0054b00f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4" style:family="text">
      <style:text-properties fo:color="#000000" loext:opacity="100%" style:font-name="Liberation Mono" fo:font-size="10pt" fo:font-weight="normal" officeooo:rsid="0056b97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5" style:family="text">
      <style:text-properties fo:color="#000000" loext:opacity="100%" style:font-name="Liberation Mono" fo:font-size="10pt" fo:font-weight="normal" officeooo:rsid="0033fc9d" style:font-name-asian="Liberation Mono" style:font-size-asian="10pt" style:font-weight-asian="normal" style:font-name-complex="Liberation Mono" style:font-size-complex="10pt" style:font-weight-complex="normal"/>
    </style:style>
    <style:style style:name="T56" style:family="text">
      <style:text-properties fo:color="#000000" loext:opacity="100%" style:font-name="Liberation Mono" fo:font-size="10pt" fo:font-weight="normal" officeooo:rsid="003ca688" style:font-name-asian="Liberation Mono" style:font-size-asian="10pt" style:font-weight-asian="normal" style:font-name-complex="Liberation Mono" style:font-size-complex="10pt" style:font-weight-complex="normal"/>
    </style:style>
    <style:style style:name="T57" style:family="text">
      <style:text-properties fo:color="#000000" loext:opacity="100%" style:font-name="Liberation Mono" fo:font-size="10pt" fo:font-weight="normal" officeooo:rsid="004a540b" style:font-name-asian="Liberation Mono" style:font-size-asian="10pt" style:font-weight-asian="normal" style:font-name-complex="Liberation Mono" style:font-size-complex="10pt" style:font-weight-complex="normal"/>
    </style:style>
    <style:style style:name="T58" style:family="text">
      <style:text-properties fo:color="#000000" loext:opacity="100%" style:font-name="Liberation Mono" fo:font-size="10pt" fo:font-weight="normal" officeooo:rsid="00322137" style:font-name-asian="Liberation Mono" style:font-size-asian="10pt" style:font-weight-asian="normal" style:font-name-complex="Liberation Mono" style:font-size-complex="10pt" style:font-weight-complex="normal"/>
    </style:style>
    <style:style style:name="T59" style:family="text">
      <style:text-properties fo:color="#000000" loext:opacity="100%" style:font-name="Liberation Mono" fo:font-size="10pt" officeooo:rsid="00384f3d" fo:background-color="transparent" loext:char-shading-value="0" style:font-name-asian="Liberation Mono" style:font-size-asian="10pt" style:font-name-complex="Liberation Mono" style:font-size-complex="10pt"/>
    </style:style>
    <style:style style:name="T60" style:family="text">
      <style:text-properties fo:color="#000000" loext:opacity="100%" style:font-name="Liberation Mono" fo:font-size="10pt" officeooo:rsid="0038829c" fo:background-color="transparent" loext:char-shading-value="0" style:font-name-asian="Liberation Mono" style:font-size-asian="10pt" style:font-name-complex="Liberation Mono" style:font-size-complex="10pt"/>
    </style:style>
    <style:style style:name="T61" style:family="text">
      <style:text-properties fo:color="#000000" loext:opacity="100%" officeooo:rsid="00408e3d"/>
    </style:style>
    <style:style style:name="T62" style:family="text">
      <style:text-properties fo:color="#000000" loext:opacity="100%" fo:background-color="transparent" loext:char-shading-value="0"/>
    </style:style>
    <style:style style:name="T63" style:family="text">
      <style:text-properties fo:color="#000000" loext:opacity="100%" officeooo:rsid="00365b2f" fo:background-color="transparent" loext:char-shading-value="0"/>
    </style:style>
    <style:style style:name="T64" style:family="text">
      <style:text-properties fo:color="#000000" loext:opacity="100%" officeooo:rsid="00446d65" fo:background-color="transparent" loext:char-shading-value="0"/>
    </style:style>
    <style:style style:name="T65" style:family="text">
      <style:text-properties fo:color="#000000" loext:opacity="100%" officeooo:rsid="00384f3d" fo:background-color="transparent" loext:char-shading-value="0"/>
    </style:style>
    <style:style style:name="T66" style:family="text">
      <style:text-properties fo:color="#000000" loext:opacity="100%" officeooo:rsid="003e7df5" fo:background-color="transparent" loext:char-shading-value="0"/>
    </style:style>
    <style:style style:name="T67" style:family="text">
      <style:text-properties fo:color="#000000" loext:opacity="100%" officeooo:rsid="00484705" fo:background-color="transparent" loext:char-shading-value="0"/>
    </style:style>
    <style:style style:name="T68" style:family="text">
      <style:text-properties fo:color="#000000" loext:opacity="100%" officeooo:rsid="0038829c" fo:background-color="transparent" loext:char-shading-value="0"/>
    </style:style>
    <style:style style:name="T69" style:family="text">
      <style:text-properties fo:color="#000000" loext:opacity="100%" officeooo:rsid="00488549" fo:background-color="transparent" loext:char-shading-value="0"/>
    </style:style>
    <style:style style:name="T70" style:family="text">
      <style:text-properties fo:color="#000000" loext:opacity="100%" officeooo:rsid="00397951" fo:background-color="transparent" loext:char-shading-value="0"/>
    </style:style>
    <style:style style:name="T71" style:family="text">
      <style:text-properties fo:color="#000000" loext:opacity="100%" officeooo:rsid="003ca688" fo:background-color="transparent" loext:char-shading-value="0"/>
    </style:style>
    <style:style style:name="T72" style:family="text">
      <style:text-properties fo:color="#000000" loext:opacity="100%" officeooo:rsid="002dc0a0"/>
    </style:style>
    <style:style style:name="T73" style:family="text">
      <style:text-properties fo:color="#000000" loext:opacity="100%" officeooo:rsid="0055b82e"/>
    </style:style>
    <style:style style:name="T74" style:family="text">
      <style:text-properties officeooo:rsid="0024d839"/>
    </style:style>
    <style:style style:name="T75" style:family="text">
      <style:text-properties officeooo:rsid="002791d1"/>
    </style:style>
    <style:style style:name="T76" style:family="text">
      <style:text-properties officeooo:rsid="002a867d"/>
    </style:style>
    <style:style style:name="T77" style:family="text">
      <style:text-properties style:font-name="Liberation Mono" fo:font-size="10pt" officeooo:rsid="002a867d" style:font-name-asian="Liberation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322137" style:font-name-asian="Liberation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365b2f" style:font-name-asian="Liberation Mono" style:font-size-asian="10pt" style:font-name-complex="Liberation Mono" style:font-size-complex="10pt"/>
    </style:style>
    <style:style style:name="T80" style:family="text">
      <style:text-properties officeooo:rsid="002d0052"/>
    </style:style>
    <style:style style:name="T81" style:family="text">
      <style:text-properties officeooo:rsid="002dc0a0"/>
    </style:style>
    <style:style style:name="T82" style:family="text">
      <style:text-properties officeooo:rsid="002f421b"/>
    </style:style>
    <style:style style:name="T83" style:family="text">
      <style:text-properties officeooo:rsid="00322137"/>
    </style:style>
    <style:style style:name="T84" style:family="text">
      <style:text-properties officeooo:rsid="0033f431"/>
    </style:style>
    <style:style style:name="T85" style:family="text">
      <style:text-properties officeooo:rsid="0033fc9d"/>
    </style:style>
    <style:style style:name="T86" style:family="text">
      <style:text-properties officeooo:rsid="00365b2f"/>
    </style:style>
    <style:style style:name="T87" style:family="text">
      <style:text-properties officeooo:rsid="00384f3d"/>
    </style:style>
    <style:style style:name="T88" style:family="text">
      <style:text-properties officeooo:rsid="00408e3d"/>
    </style:style>
    <style:style style:name="T89" style:family="text">
      <style:text-properties officeooo:rsid="00446d65"/>
    </style:style>
    <style:style style:name="T90" style:family="text">
      <style:text-properties officeooo:rsid="00488549"/>
    </style:style>
    <style:style style:name="T91" style:family="text">
      <style:text-properties officeooo:rsid="004a540b"/>
    </style:style>
    <style:style style:name="T92" style:family="text">
      <style:text-properties officeooo:rsid="004fd0ff"/>
    </style:style>
    <style:style style:name="T93" style:family="text">
      <style:text-properties officeooo:rsid="0054b00f"/>
    </style:style>
    <style:style style:name="T94" style:family="text">
      <style:text-properties officeooo:rsid="0059f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lab language elements are in bold green where they may conflict with the EBNF language. SPACE and NEWLINE are constants, as you would imagine. </text:p>
      <text:p text:style-name="P7"/>
      <text:p text:style-name="P4"><text:span text:style-name="T22">program<text:tab/>::=<text:tab/></text:span><text:span text:style-name="T30">{ </text:span><text:span text:style-name="T22">statements </text:span><text:span text:style-name="T30">}</text:span></text:p>
      <text:p text:style-name="P14"><text:span text:style-name="T24">statements<text:tab/>::=<text:tab/>statement </text:span><text:span text:style-name="T56">{ </text:span><text:span text:style-name="T57">stmtsep</text:span><text:span text:style-name="T24"> statements </text:span><text:span text:style-name="T27">}</text:span></text:p>
      <text:p text:style-name="P13"><text:span text:style-name="T22">statement<text:tab/>::=<text:tab/>expression | assignment | if_stmt | for_stmt </text:span><text:span text:style-name="T28">| zeros</text:span><text:span text:style-name="T29">func</text:span></text:p>
      <text:p text:style-name="P27"><text:span text:style-name="T25">if_stmt<text:tab/>::=<text:tab/>if condition</text:span><text:span text:style-name="T35">al</text:span><text:span text:style-name="T25"> </text:span><text:span text:style-name="T57">stmtsep</text:span><text:span text:style-name="T25"> </text:span><text:span text:style-name="T55">statements</text:span><text:span text:style-name="T25"> </text:span></text:p>
      <text:p text:style-name="P27"><text:span text:style-name="T25"><text:tab/><text:tab/></text:span><text:span text:style-name="T24">{ </text:span><text:span text:style-name="T57">stmtsep</text:span><text:span text:style-name="T26"> </text:span><text:span text:style-name="T24">elif </text:span><text:span text:style-name="T25">condition</text:span><text:span text:style-name="T35">al</text:span><text:span text:style-name="T25"> </text:span><text:span text:style-name="T57">stmtsep</text:span><text:span text:style-name="T25"> </text:span><text:span text:style-name="T24">statements }</text:span></text:p>
      <text:p text:style-name="P27"><text:span text:style-name="T24"><text:tab/><text:tab/></text:span><text:span text:style-name="T3">[</text:span><text:span text:style-name="T26"> </text:span><text:span text:style-name="T57">stmtsep</text:span><text:span text:style-name="T26"> </text:span><text:span text:style-name="T24">else statements </text:span><text:span text:style-name="T3">]</text:span><text:span text:style-name="T24"> </text:span></text:p>
      <text:p text:style-name="P23"><text:span text:style-name="T24"><text:tab/><text:tab/></text:span><text:span text:style-name="T57">stmtsep </text:span><text:span text:style-name="T25">end</text:span></text:p>
      <text:p text:style-name="P24"><text:span text:style-name="T25">f</text:span><text:span text:style-name="T26">or_stmt<text:tab/>::=<text:tab/>for </text:span><text:span text:style-name="T58">assignment</text:span><text:span text:style-name="T26"> </text:span><text:span text:style-name="T32">stmtsep </text:span><text:span text:style-name="T26">statements </text:span><text:span text:style-name="T57">stmtsep </text:span><text:span text:style-name="T26">end</text:span></text:p>
      <text:p text:style-name="P18"><text:span text:style-name="T70">z</text:span><text:span text:style-name="T71">erosfunc<text:tab/>::=<text:tab/>zeros | zeros() | zeros(digits) | zeros</text:span><text:span text:style-name="T66">(</text:span><text:span text:style-name="T59">matrix</text:span><text:span text:style-name="T63">idx</text:span><text:span text:style-name="T66">)</text:span></text:p>
      <text:p text:style-name="P34"/>
      <text:p text:style-name="P14"><text:span text:style-name="T83">assignment<text:tab/>::=<text:tab/>variable </text:span><text:span text:style-name="T4">=</text:span><text:span text:style-name="T33"> expression</text:span></text:p>
      <text:p text:style-name="P33">expression<text:tab/>::=<text:tab/><text:span text:style-name="T84">number | string | </text:span>operation |<text:span text:style-name="T85"> </text:span>condition<text:span text:style-name="T94">al</text:span> <text:span text:style-name="T89">| </text:span><text:span text:style-name="T90">range |</text:span></text:p>
      <text:p text:style-name="P3"><text:tab/><text:tab/>vector [ ( vectorindex ) ] | matrix [ ( matrixindex ) ]</text:p>
      <text:p text:style-name="P14">variable<text:tab/>::=<text:tab/>word <text:span text:style-name="T91">| </text:span><text:span text:style-name="T89">vector [ ( vectorindex ) ] | matrix [ ( matrixindex ) ]</text:span></text:p>
      <text:p text:style-name="P12"/>
      <text:p text:style-name="P31"><text:span text:style-name="T47">operation</text:span><text:span text:style-name="T36"><text:tab/>::=<text:tab/></text:span><text:span text:style-name="T46">[ </text:span><text:span text:style-name="T47">uniop</text:span><text:span text:style-name="T36"> </text:span><text:span text:style-name="T46">] </text:span><text:span text:style-name="T36">number | </text:span><text:span text:style-name="T46">[ </text:span><text:span text:style-name="T47">uniop </text:span><text:span text:style-name="T54">]</text:span><text:span text:style-name="T36"> </text:span><text:span text:style-name="T50">vector</text:span><text:span text:style-name="T36"> | </text:span><text:span text:style-name="T46">[ </text:span><text:span text:style-name="T47">uniop </text:span><text:span text:style-name="T54">]</text:span><text:span text:style-name="T36"> </text:span><text:span text:style-name="T50">matrix</text:span><text:span text:style-name="T36"> </text:span><text:span text:style-name="T37">|</text:span></text:p>
      <text:p text:style-name="P31"><text:tab/><text:tab/>number binop number | vector binop number | matrix binop number |</text:p>
      <text:p text:style-name="P14"><text:tab/><text:tab/>vector binop vector | matrix binop vector | matrix binop matrix</text:p>
      <text:p text:style-name="P9"/>
      <text:p text:style-name="P10">condition<text:span text:style-name="T94">al</text:span><text:tab/>::=<text:tab/>condition |<text:span text:style-name="T93"> </text:span><text:span text:style-name="T6">(</text:span><text:span text:style-name="T85"> </text:span>condition <text:span text:style-name="T7">)</text:span></text:p>
      <text:p text:style-name="P32"><text:span text:style-name="T49">condition</text:span><text:span text:style-name="T36"><text:tab/>::=<text:tab/></text:span><text:span text:style-name="T46">[ </text:span><text:span text:style-name="T47">uni</text:span><text:span text:style-name="T51">cond </text:span><text:span text:style-name="T54">]</text:span><text:span text:style-name="T36"> number | </text:span><text:span text:style-name="T46">[ </text:span><text:span text:style-name="T47">uni</text:span><text:span text:style-name="T51">cond </text:span><text:span text:style-name="T54">]</text:span><text:span text:style-name="T36"> </text:span><text:span text:style-name="T50">vector</text:span><text:span text:style-name="T36"> | </text:span><text:span text:style-name="T46">[ </text:span><text:span text:style-name="T47">uni</text:span><text:span text:style-name="T51">cond </text:span><text:span text:style-name="T54">]</text:span><text:span text:style-name="T36"> </text:span><text:span text:style-name="T50">matrix</text:span><text:span text:style-name="T36"> </text:span><text:span text:style-name="T37">|</text:span></text:p>
      <text:p text:style-name="P31"><text:tab/><text:tab/>number bincond number | vector bincond number | </text:p>
      <text:p text:style-name="P31"><text:tab/><text:tab/>matrix bincond number | vector bincond vector | </text:p>
      <text:p text:style-name="P25"><text:tab/><text:tab/>matrix bincond vector | matrix bincond matrix</text:p>
      <text:p text:style-name="P14"/>
      <text:p text:style-name="P26"><text:span text:style-name="T17">u</text:span><text:span text:style-name="T20">ni</text:span><text:span text:style-name="T17">cond<text:tab/>::=<text:tab/></text:span><text:span text:style-name="T19">not</text:span></text:p>
      <text:p text:style-name="P5">uniop<text:tab/>::=<text:tab/>plus | minus</text:p>
      <text:p text:style-name="P11">binop<text:tab/>::=<text:tab/>plus | minus | times | rdiv | ldiv | etimes | erdiv | eldiv</text:p>
      <text:p text:style-name="P14"><text:span text:style-name="T77">bincond</text:span><text:span text:style-name="T74"><text:tab/>::</text:span><text:span text:style-name="T76">=<text:tab/></text:span><text:span text:style-name="T75">eq | neq | gt | lt | ge | le</text:span></text:p>
      <text:p text:style-name="P6"/>
      <text:p text:style-name="P11">plus<text:tab/>::=<text:tab/><text:span text:style-name="T1">+</text:span></text:p>
      <text:p text:style-name="P8">minus<text:tab/>::=<text:tab/><text:span text:style-name="T1">-</text:span></text:p>
      <text:p text:style-name="P8">times<text:tab/>::=<text:tab/><text:span text:style-name="T1">*</text:span></text:p>
      <text:p text:style-name="P8"><text:span text:style-name="T18">r</text:span><text:span text:style-name="T17">div<text:tab/>::=<text:tab/></text:span><text:span text:style-name="T9">\</text:span></text:p>
      <text:p text:style-name="P8"><text:span text:style-name="T17">ldiv<text:tab/>::=<text:tab/></text:span><text:span text:style-name="T9">/</text:span></text:p>
      <text:p text:style-name="P8">etimes<text:tab/>::=<text:tab/><text:span text:style-name="T1">.*</text:span></text:p>
      <text:p text:style-name="P8"><text:span text:style-name="T17">e</text:span><text:span text:style-name="T18">r</text:span><text:span text:style-name="T17">div<text:tab/>::=<text:tab/></text:span><text:span text:style-name="T9">.\</text:span></text:p>
      <text:p text:style-name="P8"><text:span text:style-name="T17">eldiv<text:tab/>::=<text:tab/></text:span><text:span text:style-name="T9">./</text:span></text:p>
      <text:p text:style-name="P14"><text:span text:style-name="T48">not</text:span><text:span text:style-name="T38"><text:tab/>::=<text:tab/></text:span><text:span text:style-name="T39">[ </text:span><text:span text:style-name="T10">!</text:span><text:span text:style-name="T38"> </text:span><text:span text:style-name="T39">| </text:span><text:span text:style-name="T12">~ </text:span><text:span text:style-name="T39">]</text:span></text:p>
      <text:p text:style-name="P14"><text:span text:style-name="T48">eq</text:span><text:span text:style-name="T38"><text:tab/>::=<text:tab/></text:span><text:span text:style-name="T11">==</text:span></text:p>
      <text:p text:style-name="P14"><text:span text:style-name="T48">neq</text:span><text:span text:style-name="T38"><text:tab/>::=<text:tab/></text:span><text:span text:style-name="T10">!</text:span><text:span text:style-name="T11">=</text:span></text:p>
      <text:p text:style-name="P14"><text:span text:style-name="T48">gt</text:span><text:span text:style-name="T38"><text:tab/>::=<text:tab/></text:span><text:span text:style-name="T10">&gt;</text:span></text:p>
      <text:p text:style-name="P14"><text:span text:style-name="T48">lt</text:span><text:span text:style-name="T38"><text:tab/>::=<text:tab/></text:span><text:span text:style-name="T10">&lt;</text:span></text:p>
      <text:p text:style-name="P14"><text:span text:style-name="T48">ge</text:span><text:span text:style-name="T38"><text:tab/>::=<text:tab/></text:span><text:span text:style-name="T10">&gt;</text:span><text:span text:style-name="T11">=</text:span></text:p>
      <text:p text:style-name="P14"><text:span text:style-name="T48">le</text:span><text:span text:style-name="T38"><text:tab/>::=<text:tab/></text:span><text:span text:style-name="T10">&lt;</text:span><text:span text:style-name="T11">=</text:span></text:p>
      <text:p text:style-name="P17"/>
      <text:p text:style-name="P14"><text:span text:style-name="T42">m</text:span><text:span text:style-name="T43">atrixindex<text:tab/>::=<text:tab/></text:span><text:span text:style-name="T41">rngsep | </text:span><text:span text:style-name="T52">matrix</text:span><text:span text:style-name="T40">idx </text:span><text:span text:style-name="T44">{ </text:span><text:span text:style-name="T16">,</text:span><text:span text:style-name="T44"> matrixidx } | </text:span><text:span text:style-name="T45">[</text:span><text:span text:style-name="T44"> </text:span><text:span text:style-name="T13">[</text:span><text:span text:style-name="T45"> ] intrange [ </text:span><text:span text:style-name="T13">] </text:span><text:span text:style-name="T45">]</text:span></text:p>
      <text:p text:style-name="P17"><text:span text:style-name="T59">matrix</text:span><text:span text:style-name="T63">idx<text:tab/>::=<text:tab/>{digits}</text:span><text:span text:style-name="T68"> </text:span><text:span text:style-name="T60">p</text:span><text:span text:style-name="T65">osdigit</text:span><text:span text:style-name="T63"> </text:span><text:span text:style-name="T68">{ </text:span><text:span text:style-name="T65">rngsep </text:span><text:span text:style-name="T63">{digits}</text:span><text:span text:style-name="T65"> posdigit</text:span><text:span text:style-name="T63"> </text:span><text:span text:style-name="T68">}</text:span></text:p>
      <text:p text:style-name="P17"><text:span text:style-name="T78">matrix</text:span><text:tab/>::=<text:tab/><text:span text:style-name="T8">[]</text:span><text:span text:style-name="T73"> | </text:span><text:span text:style-name="T15">[</text:span> rowvec rowsep rowvec {rowsep rowvec} <text:span text:style-name="T15">]</text:span></text:p>
      <text:p text:style-name="P35"/>
      <text:p text:style-name="P17"><text:span text:style-name="T63">vectori</text:span><text:span text:style-name="T64">n</text:span><text:span text:style-name="T63">d</text:span><text:span text:style-name="T64">e</text:span><text:span text:style-name="T63">x<text:tab/>::=<text:tab/></text:span><text:span text:style-name="T69">vectoridx | </text:span><text:span text:style-name="T63">{digits} </text:span><text:span text:style-name="T65">posdigit</text:span><text:span text:style-name="T63"> </text:span><text:span text:style-name="T66">[ </text:span><text:span text:style-name="T65">rngsep </text:span><text:span text:style-name="T67">END ]</text:span></text:p>
      <text:p text:style-name="P16">vectoridx<text:tab/>::=<text:tab/><text:span text:style-name="T63">{digits} </text:span><text:span text:style-name="T65">posdigit</text:span><text:span text:style-name="T63"> </text:span><text:span text:style-name="T66">[ </text:span><text:span text:style-name="T65">rngsep </text:span><text:span text:style-name="T63">{digits}</text:span><text:span text:style-name="T65"> posdigit </text:span><text:span text:style-name="T62">]</text:span></text:p>
      <text:p text:style-name="P17">vector<text:tab/>::=<text:tab/>rowvec | colvec </text:p>
      <text:p text:style-name="P17">colvec<text:tab/>::=<text:tab/><text:span text:style-name="T15">[</text:span> integer { rowsep integer} <text:span text:style-name="T15">]</text:span> | <text:span text:style-name="T15">[</text:span> float { rowsep float} <text:span text:style-name="T15">]</text:span></text:p>
      <text:p text:style-name="P28">row<text:span text:style-name="T88">vec</text:span><text:tab/>::=<text:tab/>integer {colsep integer} | float {colsep float} | range<text:span text:style-name="T61"> |</text:span></text:p>
      <text:p text:style-name="P17"><text:span text:style-name="T61"><text:tab/><text:tab/></text:span><text:span text:style-name="T14">[</text:span><text:span text:style-name="T61">integer {colsep integer}</text:span><text:span text:style-name="T14">]</text:span><text:span text:style-name="T61"> | </text:span><text:span text:style-name="T14">[</text:span><text:span text:style-name="T61">float {colsep float}</text:span><text:span text:style-name="T14">]</text:span><text:span text:style-name="T61"> | </text:span><text:span text:style-name="T14">[</text:span><text:span text:style-name="T61">range</text:span><text:span text:style-name="T14">]</text:span></text:p>
      <text:p text:style-name="P36"><text:soft-page-break/></text:p>
      <text:p text:style-name="P15"/>
      <text:p text:style-name="P29">range<text:tab/>::=<text:tab/>intrange | floatrange</text:p>
      <text:p text:style-name="P17"><text:span text:style-name="T86">int</text:span>range<text:tab/>::=<text:tab/>integer [rngsep number] rngsep integer<text:line-break/><text:span text:style-name="T86">floatrange</text:span><text:tab/>::<text:span text:style-name="T86">=</text:span><text:tab/>float [rngse<text:span text:style-name="T21">p</text:span> number] rngsep float</text:p>
      <text:p text:style-name="P14"/>
      <text:p text:style-name="P20">stmtsep<text:tab/>::=<text:tab/><text:span text:style-name="T1">;</text:span><text:span text:style-name="T22"> | </text:span><text:span text:style-name="T31">n</text:span><text:span text:style-name="T26">l </text:span><text:span text:style-name="T34">| space</text:span></text:p>
      <text:p text:style-name="P23">colsep<text:tab/>::=<text:tab/>space <text:span text:style-name="T80">| </text:span><text:span text:style-name="T1">,</text:span></text:p>
      <text:p text:style-name="P14">rowsep<text:tab/>::=<text:tab/><text:span text:style-name="T1">;</text:span> | nl</text:p>
      <text:p text:style-name="P23">rngsep<text:tab/>::=<text:tab/><text:span text:style-name="T2">:</text:span></text:p>
      <text:p text:style-name="P38"/>
      <text:p text:style-name="P30">string <text:tab/>::=<text:tab/>"{space} <text:span text:style-name="T81">[ </text:span>word <text:span text:style-name="T81">| punct ] </text:span>{ space <text:span text:style-name="T81">[ </text:span>word <text:span text:style-name="T81">| punct ]</text:span> } {space}" | <text:line-break/><text:tab/><text:tab/>'{space} <text:span text:style-name="T81">[ </text:span>word <text:span text:style-name="T81">| punct ]</text:span> { space <text:span text:style-name="T81">[ </text:span>word <text:span text:style-name="T81">| punct ]</text:span> } {space}'</text:p>
      <text:p text:style-name="P21">word<text:tab/>::=<text:tab/>letter { letter <text:span text:style-name="T83">| </text:span><text:span text:style-name="T87">unsigned</text:span><text:span text:style-name="T83">int </text:span>}</text:p>
      <text:p text:style-name="Preformatted_20_Text">letter<text:tab/>::=<text:tab/>a|b|c|d|e|f|g|h|i|j|k|l|m|n|o|p|q|r|s|t|u|v|w|x|y|z|<text:line-break/><text:tab/><text:tab/>A|B|C|D|E|F|G|H|I|J|K|L|M|N|O|P|Q|R|S|T|U|V|W|X|Y|Z</text:p>
      <text:p text:style-name="P22"><text:span text:style-name="T81">punct<text:tab/>::=<text:tab/></text:span><text:span text:style-name="T2">,</text:span><text:span text:style-name="T81">|</text:span><text:span text:style-name="T2">.</text:span><text:span text:style-name="T81">|/|&lt;|&gt;|?|</text:span><text:span text:style-name="T2">;</text:span><text:span text:style-name="T23">|</text:span><text:span text:style-name="T2">:</text:span><text:span text:style-name="T72">|</text:span><text:span text:style-name="T2">[</text:span><text:span text:style-name="T81">|</text:span><text:span text:style-name="T2">]</text:span><text:span text:style-name="T81">|</text:span><text:span text:style-name="T23">\</text:span><text:span text:style-name="T81">|</text:span><text:span text:style-name="T2">{</text:span><text:span text:style-name="T81">|</text:span><text:span text:style-name="T2">}</text:span><text:span text:style-name="T81">|</text:span><text:span text:style-name="T2">|</text:span><text:span text:style-name="T81">|`|~|!|@|#|$|%|^|&amp;|*|(|)|-|_|=|+|</text:span><text:span text:style-name="T2">'</text:span><text:span text:style-name="T82">|</text:span><text:span text:style-name="T5">"</text:span></text:p>
      <text:p text:style-name="P37"/>
      <text:p text:style-name="Preformatted_20_Text">number<text:tab/>::=<text:tab/>integer | float</text:p>
      <text:p text:style-name="P19">integer<text:tab/>::=<text:tab/>[sign] <text:span text:style-name="T87">unsigned</text:span>int</text:p>
      <text:p text:style-name="P19">float<text:tab/>::=<text:tab/>[sign] digits {digits} <text:span text:style-name="T22">.</text:span> [ digits {digits} ]</text:p>
      <text:p text:style-name="P19"><text:span text:style-name="T87">unsigned</text:span>int<text:tab/>::=<text:tab/>digits {digits}</text:p>
      <text:p text:style-name="P22">digits<text:tab/>::=<text:tab/>zero | <text:span text:style-name="T79">pos</text:span><text:span text:style-name="T86">digit</text:span></text:p>
      <text:p text:style-name="P1"><text:span text:style-name="T79">pos</text:span><text:span text:style-name="T86">digit</text:span><text:tab/>::=<text:tab/>one | 2 | 3 | 4 | 5 | 6 | 7 | 8 | 9</text:p>
      <text:p text:style-name="P1"/>
      <text:p text:style-name="Preformatted_20_Text"><text:span text:style-name="T92">z</text:span>ero<text:tab/>::=<text:tab/>0</text:p>
      <text:p text:style-name="Preformatted_20_Text">one<text:tab/>::=<text:tab/>1</text:p>
      <text:p text:style-name="P1">sign<text:tab/>::=<text:tab/>+|-</text:p>
      <text:p text:style-name="P1"/>
      <text:p text:style-name="Preformatted_20_Text">space<text:tab/>::=<text:tab/>SPACE { SPACE }</text:p>
      <text:p text:style-name="Preformatted_20_Text">nl<text:tab/>::=<text:tab/>NEWLINE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1in"/>
          <style:tab-stop style:position="1.4in"/>
        </style:tab-stops>
      </style:paragraph-properties>
      <style:text-properties style:font-name="Liberation Mono" fo:font-family="'Liberation Mono'" style:font-family-generic="modern" style:font-pitch="fixed" fo:font-size="10pt" officeooo:rsid="00322137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4T16:41:12.792028509</dc:date>
    <meta:editing-duration>PT7H39M7S</meta:editing-duration>
    <meta:editing-cycles>15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71" meta:word-count="554" meta:character-count="2951" meta:non-whitespace-character-count="243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0-11-03T21:09:01"/>
</VL:version-list>
</file>